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237D0F530B23A740CB3.png" manifest:media-type="image/png"/>
  <manifest:file-entry manifest:full-path="Pictures/10000001000001F400000237656EF53F6284DBE9.png" manifest:media-type="image/png"/>
  <manifest:file-entry manifest:full-path="Pictures/10000001000001F4000002370C01C6EC44832667.png" manifest:media-type="image/png"/>
  <manifest:file-entry manifest:full-path="Pictures/10000001000001F400000237E67F2614D4113E37.png" manifest:media-type="image/png"/>
  <manifest:file-entry manifest:full-path="Pictures/10000001000001F4000002376A23E71F27C20BC3.png" manifest:media-type="image/png"/>
  <manifest:file-entry manifest:full-path="Pictures/1000000100000237000001F48AB8335EBF7F6A8B.png" manifest:media-type="image/png"/>
  <manifest:file-entry manifest:full-path="Pictures/10000001000001F400000237B6B4903D5FFEB5F6.png" manifest:media-type="image/png"/>
  <manifest:file-entry manifest:full-path="Pictures/100000010000012C000001549E3056D697DDD9BF.png" manifest:media-type="image/png"/>
  <manifest:file-entry manifest:full-path="Pictures/1000000100000237000001F4B7505DA3DE34D98D.png" manifest:media-type="image/png"/>
  <manifest:file-entry manifest:full-path="Pictures/10000001000001F400000237A91634C84A546F2E.png" manifest:media-type="image/png"/>
  <manifest:file-entry manifest:full-path="Pictures/1000000100000237000001F4B3E95FC1E09AFD6C.png" manifest:media-type="image/png"/>
  <manifest:file-entry manifest:full-path="Pictures/10000001000001F4000002375562A6550EF602D7.png" manifest:media-type="image/png"/>
  <manifest:file-entry manifest:full-path="Pictures/1000000100000237000001F4F828C1D2E1AADCFC.png" manifest:media-type="image/png"/>
  <manifest:file-entry manifest:full-path="Pictures/10000001000001F4000002377268717F83C7938A.png" manifest:media-type="image/png"/>
  <manifest:file-entry manifest:full-path="Pictures/100000010000011B000000FA0FC5E2A3339CCC13.png" manifest:media-type="image/png"/>
  <manifest:file-entry manifest:full-path="Pictures/1000000100000237000001F44A1DFA82C27B74AA.png" manifest:media-type="image/png"/>
  <manifest:file-entry manifest:full-path="Pictures/10000001000001F400000237EBEB998BFE21BF04.png" manifest:media-type="image/png"/>
  <manifest:file-entry manifest:full-path="Pictures/1000000100000237000001F42B3033176D7AB8BC.png" manifest:media-type="image/png"/>
  <manifest:file-entry manifest:full-path="Pictures/1000000100000237000001F4868FD8E2F9323EA0.png" manifest:media-type="image/png"/>
  <manifest:file-entry manifest:full-path="Pictures/1000000100000237000001F4DE40AE98FD2C2A33.png" manifest:media-type="image/png"/>
  <manifest:file-entry manifest:full-path="Pictures/10000000000001F4000001F4C30F38785BA229E2.png" manifest:media-type="image/png"/>
  <manifest:file-entry manifest:full-path="Pictures/100000010000023700000160C7423F4954ABCF79.png" manifest:media-type="image/png"/>
  <manifest:file-entry manifest:full-path="Pictures/10000001000003E8000001F45999BFCCBCC89131.png" manifest:media-type="image/png"/>
  <manifest:file-entry manifest:full-path="Pictures/10000001000001F4000002374C6F6D48CFA1A80B.png" manifest:media-type="image/png"/>
  <manifest:file-entry manifest:full-path="Pictures/1000000100000237000001F4E38513F17B9A0FC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0.003cm" fo:margin-left="0cm" fo:margin-top="0cm" fo:margin-bottom="0cm" table:align="left" style:writing-mode="lr-tb"/>
    </style:style>
    <style:style style:name="Tabla1.A" style:family="table-column">
      <style:table-column-properties style:column-width="2cm"/>
    </style:style>
    <style:style style:name="Tabla1.J" style:family="table-column">
      <style:table-column-properties style:column-width="1.998cm"/>
    </style:style>
    <style:style style:name="Tabla1.1" style:family="table-row">
      <style:table-row-properties style:min-row-height="2cm" fo:keep-together="auto"/>
    </style:style>
    <style:style style:name="Tabla1.A1" style:family="table-cell">
      <style:table-cell-properties style:vertical-align="middle" fo:padding-left="0.071cm" fo:padding-right="0.035cm" fo:padding-top="0cm" fo:padding-bottom="0cm" fo:border-left="4pt solid #000000" fo:border-right="2pt solid #cccccc" fo:border-top="4pt solid #000000" fo:border-bottom="2pt solid #cccccc"/>
    </style:style>
    <style:style style:name="Tabla1.B1" style:family="table-cell">
      <style:table-cell-properties style:vertical-align="middle" fo:padding-left="0.071cm" fo:padding-right="0.035cm" fo:padding-top="0cm" fo:padding-bottom="0cm" fo:border-left="2pt solid #cccccc" fo:border-right="2pt solid #cccccc" fo:border-top="4pt solid #000000" fo:border-bottom="4pt solid #000000"/>
    </style:style>
    <style:style style:name="Tabla1.C1" style:family="table-cell">
      <style:table-cell-properties style:vertical-align="middle" fo:background-color="#ffff00" fo:padding-left="0.071cm" fo:padding-right="0.035cm" fo:padding-top="0cm" fo:padding-bottom="0cm" fo:border-left="2pt solid #cccccc" fo:border-right="2pt solid #cccccc" fo:border-top="4pt solid #000000" fo:border-bottom="4pt solid #000000">
        <style:background-image/>
      </style:table-cell-properties>
    </style:style>
    <style:style style:name="Tabla1.G1" style:family="table-cell">
      <style:table-cell-properties style:vertical-align="middle" fo:background-color="#66cc00" fo:padding-left="0.071cm" fo:padding-right="0.035cm" fo:padding-top="0cm" fo:padding-bottom="0cm" fo:border-left="2pt solid #cccccc" fo:border-right="2pt solid #cccccc" fo:border-top="4pt solid #000000" fo:border-bottom="4pt solid #000000">
        <style:background-image/>
      </style:table-cell-properties>
    </style:style>
    <style:style style:name="Tabla1.J1" style:family="table-cell">
      <style:table-cell-properties style:vertical-align="middle" fo:padding-left="0.071cm" fo:padding-right="0.035cm" fo:padding-top="0cm" fo:padding-bottom="0cm" fo:border-left="2pt solid #cccccc" fo:border-right="4pt solid #000000" fo:border-top="4pt solid #000000" fo:border-bottom="2pt solid #cccccc"/>
    </style:style>
    <style:style style:name="Tabla1.A2" style:family="table-cell">
      <style:table-cell-properties style:vertical-align="middle" fo:background-color="#ff0000" fo:padding-left="0.071cm" fo:padding-right="0.035cm" fo:padding-top="0cm" fo:padding-bottom="0cm" fo:border-left="4pt solid #000000" fo:border-right="4pt solid #000000" fo:border-top="2pt solid #cccccc" fo:border-bottom="2pt solid #cccccc">
        <style:background-image/>
      </style:table-cell-properties>
    </style:style>
    <style:style style:name="Tabla1.I2" style:family="table-cell">
      <style:table-cell-properties style:vertical-align="middle" fo:padding-left="0.071cm" fo:padding-right="0.035cm" fo:padding-top="0cm" fo:padding-bottom="0cm" fo:border-left="2pt solid #cccccc" fo:border-right="4pt solid #000000" fo:border-top="4pt solid #000000" fo:border-bottom="2pt solid #cccccc"/>
    </style:style>
    <style:style style:name="Tabla1.J2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A3" style:family="table-cell">
      <style:table-cell-properties style:vertical-align="middle" fo:background-color="#ffff00" fo:padding-left="0.071cm" fo:padding-right="0.035cm" fo:padding-top="0cm" fo:padding-bottom="0cm" fo:border-left="4pt solid #000000" fo:border-right="4pt solid #000000" fo:border-top="2pt solid #cccccc" fo:border-bottom="2pt solid #cccccc">
        <style:background-image/>
      </style:table-cell-properties>
    </style:style>
    <style:style style:name="Tabla1.B3" style:family="table-cell">
      <style:table-cell-properties style:vertical-align="middle" fo:background-color="#c1c1c1" fo:padding-left="0.071cm" fo:padding-right="0.035cm" fo:padding-top="0cm" fo:padding-bottom="0cm" fo:border-left="4pt solid #000000" fo:border-right="4pt solid #000000" fo:border-top="2pt solid #cccccc" fo:border-bottom="2pt solid #cccccc">
        <style:background-image/>
      </style:table-cell-properties>
    </style:style>
    <style:style style:name="Tabla1.C3" style:family="table-cell">
      <style:table-cell-properties style:vertical-align="middle" fo:padding-left="0.071cm" fo:padding-right="0.035cm" fo:padding-top="0cm" fo:padding-bottom="0cm" fo:border-left="4pt solid #000000" fo:border-right="none" fo:border-top="4pt solid #000000" fo:border-bottom="4pt solid #000000"/>
    </style:style>
    <style:style style:name="Tabla1.H3" style:family="table-cell">
      <style:table-cell-properties style:vertical-align="middle" fo:padding-left="0.071cm" fo:padding-right="0.035cm" fo:padding-top="0cm" fo:padding-bottom="0cm" fo:border-left="none" fo:border-right="4pt solid #000000" fo:border-top="4pt solid #000000" fo:border-bottom="2pt solid #cccccc"/>
    </style:style>
    <style:style style:name="Tabla1.I3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A4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C4" style:family="table-cell">
      <style:table-cell-properties style:vertical-align="middle" fo:padding-left="0.071cm" fo:padding-right="0.035cm" fo:padding-top="0cm" fo:padding-bottom="0cm" fo:border-left="4pt solid #000000" fo:border-right="none" fo:border-top="none" fo:border-bottom="none"/>
    </style:style>
    <style:style style:name="Tabla1.H4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I4" style:family="table-cell">
      <style:table-cell-properties style:vertical-align="middle" fo:background-color="#cc00ff" fo:padding-left="0.071cm" fo:padding-right="0.035cm" fo:padding-top="0cm" fo:padding-bottom="0cm" fo:border-left="4pt solid #000000" fo:border-right="4pt solid #000000" fo:border-top="2pt solid #cccccc" fo:border-bottom="2pt solid #cccccc">
        <style:background-image/>
      </style:table-cell-properties>
    </style:style>
    <style:style style:name="Tabla1.J4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A5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C5" style:family="table-cell">
      <style:table-cell-properties style:vertical-align="middle" fo:padding-left="0.071cm" fo:padding-right="0.035cm" fo:padding-top="0cm" fo:padding-bottom="0cm" fo:border-left="4pt solid #000000" fo:border-right="none" fo:border-top="none" fo:border-bottom="4pt solid #000000"/>
    </style:style>
    <style:style style:name="Tabla1.H5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J5" style:family="table-cell">
      <style:table-cell-properties style:vertical-align="middle" fo:background-color="#6699ff" fo:padding-left="0.071cm" fo:padding-right="0.035cm" fo:padding-top="0cm" fo:padding-bottom="0cm" fo:border-left="4pt solid #000000" fo:border-right="4pt solid #000000" fo:border-top="2pt solid #cccccc" fo:border-bottom="2pt solid #cccccc">
        <style:background-image/>
      </style:table-cell-properties>
    </style:style>
    <style:style style:name="Tabla1.A6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B6" style:family="table-cell">
      <style:table-cell-properties style:vertical-align="middle" fo:padding-left="0.071cm" fo:padding-right="0.035cm" fo:padding-top="0cm" fo:padding-bottom="0cm" fo:border-left="4pt solid #000000" fo:border-right="2pt solid #cccccc" fo:border-top="2pt solid #cccccc" fo:border-bottom="4pt solid #000000"/>
    </style:style>
    <style:style style:name="Tabla1.E6" style:family="table-cell">
      <style:table-cell-properties style:vertical-align="middle" fo:background-color="#000000" fo:padding-left="0.071cm" fo:padding-right="0.035cm" fo:padding-top="0cm" fo:padding-bottom="0cm" fo:border-left="2pt solid #cccccc" fo:border-right="2pt solid #cccccc" fo:border-top="4pt solid #000000" fo:border-bottom="4pt solid #000000">
        <style:background-image/>
      </style:table-cell-properties>
    </style:style>
    <style:style style:name="Tabla1.H6" style:family="table-cell">
      <style:table-cell-properties style:vertical-align="middle" fo:padding-left="0.071cm" fo:padding-right="0.035cm" fo:padding-top="0cm" fo:padding-bottom="0cm" fo:border-left="2pt solid #cccccc" fo:border-right="4pt solid #000000" fo:border-top="2pt solid #cccccc" fo:border-bottom="4pt solid #000000"/>
    </style:style>
    <style:style style:name="Tabla1.I6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J6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A7" style:family="table-cell">
      <style:table-cell-properties style:vertical-align="middle" fo:background-color="#cc00ff" fo:padding-left="0.071cm" fo:padding-right="0.035cm" fo:padding-top="0cm" fo:padding-bottom="0cm" fo:border-left="4pt solid #000000" fo:border-right="2pt solid #cccccc" fo:border-top="2pt solid #cccccc" fo:border-bottom="4pt solid #000000">
        <style:background-image/>
      </style:table-cell-properties>
    </style:style>
    <style:style style:name="Tabla1.I7" style:family="table-cell">
      <style:table-cell-properties style:vertical-align="middle" fo:padding-left="0.071cm" fo:padding-right="0.035cm" fo:padding-top="0cm" fo:padding-bottom="0cm" fo:border-left="2pt solid #cccccc" fo:border-right="4pt solid #000000" fo:border-top="2pt solid #cccccc" fo:border-bottom="4pt solid #000000"/>
    </style:style>
    <style:style style:name="Tabla1.J7" style:family="table-cell">
      <style:table-cell-properties style:vertical-align="middle" fo:padding-left="0.071cm" fo:padding-right="0.035cm" fo:padding-top="0cm" fo:padding-bottom="0cm" fo:border-left="4pt solid #000000" fo:border-right="4pt solid #000000" fo:border-top="2pt solid #cccccc" fo:border-bottom="2pt solid #cccccc"/>
    </style:style>
    <style:style style:name="Tabla1.G8" style:family="table-cell">
      <style:table-cell-properties style:vertical-align="middle" fo:background-color="#6699ff" fo:padding-left="0.071cm" fo:padding-right="0.035cm" fo:padding-top="0cm" fo:padding-bottom="0cm" fo:border-left="2pt solid #cccccc" fo:border-right="2pt solid #cccccc" fo:border-top="4pt solid #000000" fo:border-bottom="4pt solid #000000">
        <style:background-image/>
      </style:table-cell-properties>
    </style:style>
    <style:style style:name="Tabla1.J8" style:family="table-cell">
      <style:table-cell-properties style:vertical-align="middle" fo:background-color="#ffff00" fo:padding-left="0.071cm" fo:padding-right="0.035cm" fo:padding-top="0cm" fo:padding-bottom="0cm" fo:border-left="2pt solid #cccccc" fo:border-right="4pt solid #000000" fo:border-top="2pt solid #cccccc" fo:border-bottom="4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 fo:orphans="0" fo:widows="0"/>
      <style:text-properties fo:color="#ffffff" loext:opacity="100%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fo:color="#999999" loext:opacity="100%" style:font-name="Times New Roman" fo:font-size="16pt" style:font-size-asian="16pt" style:font-name-complex="Times New Roman1" style:font-size-complex="16pt"/>
    </style:style>
    <style:style style:name="T3" style:family="text">
      <style:text-properties fo:color="#999999" loext:opacity="100%" style:font-name="Arial" fo:font-size="6pt" style:font-size-asian="6pt" style:font-name-complex="Arial1" style:font-size-complex="6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Marco2" text:anchor-type="paragraph" svg:x="-0.071cm" svg:y="0.002cm" svg:width="20.003cm" draw:z-index="0"><draw:text-box fo:min-height="0cm"><table:table table:name="Tabla1" table:style-name="Tabla1"><table:table-column table:style-name="Tabla1.A" table:number-columns-repeated="9"/><table:table-column table:style-name="Tabla1.J"/><table:table-row table:style-name="Tabla1.1"><table:table-cell table:style-name="Tabla1.A1" office:value-type="string"><text:p text:style-name="P2"/></table:table-cell><table:table-cell table:style-name="Tabla1.B1" office:value-type="string"><text:p text:style-name="P2"/></table:table-cell><table:table-cell table:style-name="Tabla1.C1" office:value-type="string"><text:p text:style-name="P4"><draw:frame draw:style-name="fr2" draw:name="Imagen 3" text:anchor-type="as-char" svg:width="1.799cm" svg:height="2.011cm" draw:z-index="1"><draw:image xlink:href="Pictures/10000001000001F4000002374C6F6D48CFA1A80B.png" xlink:type="simple" xlink:show="embed" xlink:actuate="onLoad" draw:mime-type="image/png"/></draw:frame><text:span text:style-name="T1"/></text:p></table:table-cell><table:table-cell table:style-name="Tabla1.B1" office:value-type="string"><text:p text:style-name="P2"/></table:table-cell><table:table-cell table:style-name="Tabla1.B1" office:value-type="string"><text:p text:style-name="P2"/></table:table-cell><table:table-cell table:style-name="Tabla1.B1" office:value-type="string"><text:p text:style-name="P2"/></table:table-cell><table:table-cell table:style-name="Tabla1.G1" office:value-type="string"><text:p text:style-name="P4"><draw:frame draw:style-name="fr2" draw:name="Imagen 7" text:anchor-type="as-char" svg:width="1.799cm" svg:height="2.011cm" draw:z-index="2"><draw:image xlink:href="Pictures/10000001000001F4000002375562A6550EF602D7.png" xlink:type="simple" xlink:show="embed" xlink:actuate="onLoad" draw:mime-type="image/png"/></draw:frame><text:span text:style-name="T1"/></text:p></table:table-cell><table:table-cell table:style-name="Tabla1.C1" office:value-type="string"><text:p text:style-name="P4"><draw:frame draw:style-name="fr2" draw:name="Imagen 8" text:anchor-type="as-char" svg:width="1.799cm" svg:height="2.011cm" draw:z-index="3"><draw:image xlink:href="Pictures/10000001000001F400000237A91634C84A546F2E.png" xlink:type="simple" xlink:show="embed" xlink:actuate="onLoad" draw:mime-type="image/png"/></draw:frame><text:span text:style-name="T1"/></text:p></table:table-cell><table:table-cell table:style-name="Tabla1.B1" office:value-type="string"><text:p text:style-name="P2"/></table:table-cell><table:table-cell table:style-name="Tabla1.J1" office:value-type="string"><text:p text:style-name="P2"/></table:table-cell></table:table-row><table:table-row table:style-name="Tabla1.1"><table:table-cell table:style-name="Tabla1.A2" office:value-type="string"><text:p text:style-name="P4"><draw:frame draw:style-name="fr2" draw:name="Imagen 11" text:anchor-type="as-char" svg:width="1.799cm" svg:height="2.011cm" draw:z-index="4"><draw:image xlink:href="Pictures/1000000100000237000001F44A1DFA82C27B74AA.png" xlink:type="simple" xlink:show="embed" xlink:actuate="onLoad" draw:mime-type="image/png"/></draw:frame><text:span text:style-name="T1"/></text:p></table:table-cell><table:table-cell table:style-name="Tabla1.A1" office:value-type="string"><text:p text:style-name="P2"/></table:table-cell><table:table-cell table:style-name="Tabla1.C1" office:value-type="string"><text:p text:style-name="P4"><draw:frame draw:style-name="fr2" draw:name="Imagen 13" text:anchor-type="as-char" svg:width="1.799cm" svg:height="2.011cm" draw:z-index="5"><draw:image xlink:href="Pictures/10000001000001F4000002377268717F83C7938A.png" xlink:type="simple" xlink:show="embed" xlink:actuate="onLoad" draw:mime-type="image/png"/></draw:frame><text:span text:style-name="T1"/></text:p></table:table-cell><table:table-cell table:style-name="Tabla1.B1" office:value-type="string"><text:p text:style-name="P2"/></table:table-cell><table:table-cell table:style-name="Tabla1.B1" office:value-type="string"><text:p text:style-name="P2"/></table:table-cell><table:table-cell table:style-name="Tabla1.B1" office:value-type="string"><text:p text:style-name="P2"/></table:table-cell><table:table-cell table:style-name="Tabla1.B1" office:value-type="string"><text:p text:style-name="P2"/></table:table-cell><table:table-cell table:style-name="Tabla1.C1" office:value-type="string"><text:p text:style-name="P4"><draw:frame draw:style-name="fr2" draw:name="Imagen 18" text:anchor-type="as-char" svg:width="1.799cm" svg:height="2.011cm" draw:z-index="6"><draw:image xlink:href="Pictures/10000001000001F400000237EBEB998BFE21BF04.png" xlink:type="simple" xlink:show="embed" xlink:actuate="onLoad" draw:mime-type="image/png"/></draw:frame><text:span text:style-name="T1"/></text:p></table:table-cell><table:table-cell table:style-name="Tabla1.I2" office:value-type="string"><text:p text:style-name="P2"/></table:table-cell><table:table-cell table:style-name="Tabla1.J2" office:value-type="string"><text:p text:style-name="P2"/></table:table-cell></table:table-row><table:table-row table:style-name="Tabla1.1"><table:table-cell table:style-name="Tabla1.A3" office:value-type="string"><text:p text:style-name="P5"><draw:frame draw:style-name="fr2" draw:name="Imagen 21" text:anchor-type="as-char" svg:width="1.799cm" svg:height="2.011cm" draw:z-index="7"><draw:image xlink:href="Pictures/1000000100000237000001F42B3033176D7AB8BC.png" xlink:type="simple" xlink:show="embed" xlink:actuate="onLoad" draw:mime-type="image/png"/></draw:frame><text:span text:style-name="T1"/></text:p></table:table-cell><table:table-cell table:style-name="Tabla1.B3" office:value-type="string"><text:p text:style-name="P5"><draw:frame draw:style-name="fr2" draw:name="Imagen 22" text:anchor-type="as-char" svg:width="1.799cm" svg:height="2.011cm" draw:z-index="8"><draw:image xlink:href="Pictures/1000000100000237000001F4868FD8E2F9323EA0.png" xlink:type="simple" xlink:show="embed" xlink:actuate="onLoad" draw:mime-type="image/png"/></draw:frame><text:span text:style-name="T1"/></text:p></table:table-cell><table:table-cell table:style-name="Tabla1.C3" table:number-rows-spanned="3" table:number-columns-spanned="5" office:value-type="string"><text:p text:style-name="P5"><draw:frame draw:style-name="fr2" draw:name="Imagen 23" text:anchor-type="as-char" svg:width="10.012cm" svg:height="6.308cm" draw:z-index="9"><draw:image xlink:href="Pictures/100000010000023700000160C7423F4954ABCF79.png" xlink:type="simple" xlink:show="embed" xlink:actuate="onLoad" draw:mime-type="image/png"/></draw:frame><text:span text:style-name="T1"/></text:p></table:table-cell><table:covered-table-cell/><table:covered-table-cell/><table:covered-table-cell/><table:covered-table-cell/><table:table-cell table:style-name="Tabla1.H3" office:value-type="string"><text:p text:style-name="P5"><draw:frame draw:style-name="fr2" draw:name="Imagen 24" text:anchor-type="as-char" svg:width="1.905cm" svg:height="2.011cm" draw:z-index="10"><draw:image xlink:href="Pictures/10000000000001F4000001F4C30F38785BA229E2.png" xlink:type="simple" xlink:show="embed" xlink:actuate="onLoad" draw:mime-type="image/png"/></draw:frame><text:span text:style-name="T1"/></text:p></table:table-cell><table:table-cell table:style-name="Tabla1.I3" office:value-type="string"><text:p text:style-name="P3"/></table:table-cell><table:table-cell table:style-name="Tabla1.A3" office:value-type="string"><text:p text:style-name="P5"><draw:frame draw:style-name="fr2" draw:name="Imagen 26" text:anchor-type="as-char" svg:width="1.905cm" svg:height="2.011cm" draw:z-index="11"><draw:image xlink:href="Pictures/1000000100000237000001F4F828C1D2E1AADCFC.png" xlink:type="simple" xlink:show="embed" xlink:actuate="onLoad" draw:mime-type="image/png"/></draw:frame><text:span text:style-name="T1"/></text:p></table:table-cell></table:table-row><table:table-row table:style-name="Tabla1.1"><table:table-cell table:style-name="Tabla1.A4" office:value-type="string"><text:p text:style-name="P3"/></table:table-cell><table:table-cell table:style-name="Tabla1.A2" office:value-type="string"><text:p text:style-name="P5"><draw:frame draw:style-name="fr2" draw:name="Imagen 28" text:anchor-type="as-char" svg:width="1.799cm" svg:height="2.011cm" draw:z-index="12"><draw:image xlink:href="Pictures/1000000100000237000001F4E38513F17B9A0FC9.png" xlink:type="simple" xlink:show="embed" xlink:actuate="onLoad" draw:mime-type="image/png"/></draw:frame><text:span text:style-name="T1"/></text:p></table:table-cell><table:covered-table-cell table:style-name="Tabla1.C4"/><table:covered-table-cell/><table:covered-table-cell/><table:covered-table-cell/><table:covered-table-cell/><table:table-cell table:style-name="Tabla1.H4" office:value-type="string"><text:p text:style-name="P3"/></table:table-cell><table:table-cell table:style-name="Tabla1.I4" office:value-type="string"><text:p text:style-name="P5"><draw:frame draw:style-name="fr2" draw:name="Imagen 30" text:anchor-type="as-char" svg:width="1.905cm" svg:height="2.011cm" draw:z-index="13"><draw:image xlink:href="Pictures/100000010000011B000000FA0FC5E2A3339CCC13.png" xlink:type="simple" xlink:show="embed" xlink:actuate="onLoad" draw:mime-type="image/png"/></draw:frame><text:span text:style-name="T1"/></text:p></table:table-cell><table:table-cell table:style-name="Tabla1.J4" office:value-type="string"><text:p text:style-name="P3"/></table:table-cell></table:table-row><table:table-row table:style-name="Tabla1.1"><table:table-cell table:style-name="Tabla1.A5" office:value-type="string"><text:p text:style-name="P3"/></table:table-cell><table:table-cell table:style-name="Tabla1.A3" office:value-type="string"><text:p text:style-name="P5"><draw:frame draw:style-name="fr2" draw:name="Imagen 33" text:anchor-type="as-char" svg:width="1.905cm" svg:height="2.011cm" draw:z-index="14"><draw:image xlink:href="Pictures/1000000100000237000001F4B3E95FC1E09AFD6C.png" xlink:type="simple" xlink:show="embed" xlink:actuate="onLoad" draw:mime-type="image/png"/></draw:frame><text:span text:style-name="T1"/></text:p></table:table-cell><table:covered-table-cell table:style-name="Tabla1.C5"/><table:covered-table-cell/><table:covered-table-cell/><table:covered-table-cell/><table:covered-table-cell/><table:table-cell table:style-name="Tabla1.H5" office:value-type="string"><text:p text:style-name="P3"/></table:table-cell><table:table-cell table:style-name="Tabla1.A3" office:value-type="string"><text:p text:style-name="P5"><draw:frame draw:style-name="fr2" draw:name="Imagen 35" text:anchor-type="as-char" svg:width="1.905cm" svg:height="2.011cm" draw:z-index="15"><draw:image xlink:href="Pictures/1000000100000237000001F4DE40AE98FD2C2A33.png" xlink:type="simple" xlink:show="embed" xlink:actuate="onLoad" draw:mime-type="image/png"/></draw:frame><text:span text:style-name="T1"/></text:p></table:table-cell><table:table-cell table:style-name="Tabla1.J5" office:value-type="string"><text:p text:style-name="P5"><draw:frame draw:style-name="fr2" draw:name="Imagen 36" text:anchor-type="as-char" svg:width="1.905cm" svg:height="2.011cm" draw:z-index="16"><draw:image xlink:href="Pictures/1000000100000237000001F4B7505DA3DE34D98D.png" xlink:type="simple" xlink:show="embed" xlink:actuate="onLoad" draw:mime-type="image/png"/></draw:frame><text:span text:style-name="T1"/></text:p></table:table-cell></table:table-row><table:table-row table:style-name="Tabla1.1"><table:table-cell table:style-name="Tabla1.A6" office:value-type="string"><text:p text:style-name="P3"/></table:table-cell><table:table-cell table:style-name="Tabla1.B6" office:value-type="string"><text:p text:style-name="P3"/></table:table-cell><table:table-cell table:style-name="Tabla1.B1" office:value-type="string"><text:p text:style-name="P3"/></table:table-cell><table:table-cell table:style-name="Tabla1.B1" office:value-type="string"><text:p text:style-name="P3"/></table:table-cell><table:table-cell table:style-name="Tabla1.E6" office:value-type="string"><text:p text:style-name="P5"><draw:frame draw:style-name="fr2" draw:name="Imagen 41" text:anchor-type="as-char" svg:width="1.905cm" svg:height="2.011cm" draw:z-index="17"><draw:image xlink:href="Pictures/100000010000012C000001549E3056D697DDD9BF.png" xlink:type="simple" xlink:show="embed" xlink:actuate="onLoad" draw:mime-type="image/png"/></draw:frame><text:span text:style-name="T1"/></text:p></table:table-cell><table:table-cell table:style-name="Tabla1.C1" office:value-type="string"><text:p text:style-name="P5"><draw:frame draw:style-name="fr2" draw:name="Imagen 42" text:anchor-type="as-char" svg:width="1.905cm" svg:height="2.011cm" draw:z-index="18"><draw:image xlink:href="Pictures/10000001000001F400000237B6B4903D5FFEB5F6.png" xlink:type="simple" xlink:show="embed" xlink:actuate="onLoad" draw:mime-type="image/png"/></draw:frame><text:span text:style-name="T1"/></text:p></table:table-cell><table:table-cell table:style-name="Tabla1.B1" office:value-type="string"><text:p text:style-name="P3"/></table:table-cell><table:table-cell table:style-name="Tabla1.H6" office:value-type="string"><text:p text:style-name="P3"/></table:table-cell><table:table-cell table:style-name="Tabla1.I6" office:value-type="string"><text:p text:style-name="P3"/></table:table-cell><table:table-cell table:style-name="Tabla1.J6" office:value-type="string"><text:p text:style-name="P3"/></table:table-cell></table:table-row><table:table-row table:style-name="Tabla1.1"><table:table-cell table:style-name="Tabla1.A7" office:value-type="string"><text:p text:style-name="P5"><draw:frame draw:style-name="fr2" draw:name="Imagen 47" text:anchor-type="as-char" svg:width="1.799cm" svg:height="2.011cm" draw:z-index="19"><draw:image xlink:href="Pictures/1000000100000237000001F48AB8335EBF7F6A8B.png" xlink:type="simple" xlink:show="embed" xlink:actuate="onLoad" draw:mime-type="image/png"/></draw:frame><text:span text:style-name="T1"/></text:p></table:table-cell><table:table-cell table:style-name="Tabla1.C1" office:value-type="string"><text:p text:style-name="P5"><draw:frame draw:style-name="fr2" draw:name="Imagen 48" text:anchor-type="as-char" svg:width="1.905cm" svg:height="2.011cm" draw:z-index="20"><draw:image xlink:href="Pictures/10000001000001F4000002376A23E71F27C20BC3.png" xlink:type="simple" xlink:show="embed" xlink:actuate="onLoad" draw:mime-type="image/png"/></draw:frame><text:span text:style-name="T1"/></text:p></table:table-cell><table:table-cell table:style-name="Tabla1.B1" office:value-type="string"><text:p text:style-name="P3"/></table:table-cell><table:table-cell table:style-name="Tabla1.B1" office:value-type="string"><text:p text:style-name="P3"/></table:table-cell><table:table-cell table:style-name="Tabla1.B1" office:value-type="string"><text:p text:style-name="P3"/></table:table-cell><table:table-cell table:style-name="Tabla1.C1" office:value-type="string"><text:p text:style-name="P5"><draw:frame draw:style-name="fr2" draw:name="Imagen 52" text:anchor-type="as-char" svg:width="1.905cm" svg:height="2.011cm" draw:z-index="21"><draw:image xlink:href="Pictures/10000001000001F400000237E67F2614D4113E37.png" xlink:type="simple" xlink:show="embed" xlink:actuate="onLoad" draw:mime-type="image/png"/></draw:frame><text:span text:style-name="T1"/></text:p></table:table-cell><table:table-cell table:style-name="Tabla1.B1" office:value-type="string"><text:p text:style-name="P3"/></table:table-cell><table:table-cell table:style-name="Tabla1.B1" office:value-type="string"><text:p text:style-name="P3"/></table:table-cell><table:table-cell table:style-name="Tabla1.I7" office:value-type="string"><text:p text:style-name="P3"/></table:table-cell><table:table-cell table:style-name="Tabla1.J7" office:value-type="string"><text:p text:style-name="P3"/></table:table-cell></table:table-row><table:table-row table:style-name="Tabla1.1"><table:table-cell table:style-name="Tabla1.C1" table:number-columns-spanned="2" office:value-type="string"><text:p text:style-name="P5"><draw:frame draw:style-name="fr2" draw:name="Imagen 57" text:anchor-type="as-char" svg:width="4.001cm" svg:height="2.011cm" draw:z-index="22"><draw:image xlink:href="Pictures/10000001000003E8000001F45999BFCCBCC89131.png" xlink:type="simple" xlink:show="embed" xlink:actuate="onLoad" draw:mime-type="image/png"/></draw:frame><text:span text:style-name="T1"/></text:p></table:table-cell><table:covered-table-cell/><table:table-cell table:style-name="Tabla1.B1" office:value-type="string"><text:p text:style-name="P3"/></table:table-cell><table:table-cell table:style-name="Tabla1.B1" office:value-type="string"><text:p text:style-name="P3"/></table:table-cell><table:table-cell table:style-name="Tabla1.B1" office:value-type="string"><text:p text:style-name="P3"/></table:table-cell><table:table-cell table:style-name="Tabla1.C1" office:value-type="string"><text:p text:style-name="P5"><draw:frame draw:style-name="fr2" draw:name="Imagen 61" text:anchor-type="as-char" svg:width="1.905cm" svg:height="2.011cm" draw:z-index="23"><draw:image xlink:href="Pictures/10000001000001F4000002370C01C6EC44832667.png" xlink:type="simple" xlink:show="embed" xlink:actuate="onLoad" draw:mime-type="image/png"/></draw:frame><text:span text:style-name="T1"/></text:p></table:table-cell><table:table-cell table:style-name="Tabla1.G8" office:value-type="string"><text:p text:style-name="P5"><draw:frame draw:style-name="fr2" draw:name="Imagen 62" text:anchor-type="as-char" svg:width="1.905cm" svg:height="2.011cm" draw:z-index="24"><draw:image xlink:href="Pictures/10000001000001F400000237656EF53F6284DBE9.png" xlink:type="simple" xlink:show="embed" xlink:actuate="onLoad" draw:mime-type="image/png"/></draw:frame><text:span text:style-name="T1"/></text:p></table:table-cell><table:table-cell table:style-name="Tabla1.B1" office:value-type="string"><text:p text:style-name="P3"/></table:table-cell><table:table-cell table:style-name="Tabla1.B1" office:value-type="string"><text:p text:style-name="P3"/></table:table-cell><table:table-cell table:style-name="Tabla1.J8" office:value-type="string"><text:p text:style-name="P5"><draw:frame draw:style-name="fr2" draw:name="Imagen 65" text:anchor-type="as-char" svg:width="1.905cm" svg:height="2.011cm" draw:z-index="25"><draw:image xlink:href="Pictures/10000001000001F400000237D0F530B23A740CB3.png" xlink:type="simple" xlink:show="embed" xlink:actuate="onLoad" draw:mime-type="image/png"/></draw:frame><text:span text:style-name="T1"/></text:p></table:table-cell></table:table-row></table:table></draw:text-box></draw:frame><text:line-break loext:clear="all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100%" fo:orphans="0" fo:widows="0"/>
    </style:style>
    <style:style style:name="MP2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</style:style>
    <style:style style:name="MT1" style:family="text">
      <style:text-properties fo:color="#999999" loext:opacity="100%" style:font-name="Times New Roman" fo:font-size="16pt" style:font-size-asian="16pt" style:font-name-complex="Times New Roman1" style:font-size-complex="16pt"/>
    </style:style>
    <style:style style:name="MT2" style:family="text">
      <style:text-properties style:font-name="Times New Roman" fo:font-size="12pt" style:font-size-asian="12pt" style:font-name-complex="Times New Roman1" style:font-size-complex="12pt"/>
    </style:style>
    <style:style style:name="MT3" style:family="text">
      <style:text-properties fo:color="#999999" loext:opacity="100%" style:font-name="Arial" fo:font-size="6pt" style:font-size-asian="6pt" style:font-name-complex="Arial1" style:font-size-complex="6pt"/>
    </style:style>
    <style:page-layout style:name="Mpm1">
      <style:page-layout-properties fo:page-width="29.7cm" fo:page-height="21.001cm" style:num-format="1" style:print-orientation="portrait" fo:margin-top="1.27cm" fo:margin-bottom="1.27cm" fo:margin-left="5.001cm" fo:margin-right="1cm" style:writing-mode="lr-tb" style:layout-grid-color="#c0c0c0" style:layout-grid-lines="204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E OCA A OCA, JUEGA A LA OCA</text:span><text:bookmark text:name="_GoBack"/><text:span text:style-name="MT1"> DEL DEPORTE...</text:span><text:span text:style-name="MT2"/></text:p>
      </style:header>
      <style:footer>
        <text:p text:style-name="MP2"><text:span text:style-name="MT3"><text:s/>Procedencia de imágenes de la OCA: ARASAAC (http://catedu.es/arasaac/) Licencia: CC (BY-NC-SA)</text:span><text:span text:style-name="MT2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ull name</meta:initial-creator>
    <meta:editing-cycles>5</meta:editing-cycles>
    <meta:creation-date>2024-08-21T09:11:00</meta:creation-date>
    <dc:date>2024-10-06T16:36:14.411815947</dc:date>
    <meta:editing-duration>PT2M32S</meta:editing-duration>
    <meta:generator>LibreOffice/7.4.7.2$Linux_X86_64 LibreOffice_project/40$Build-2</meta:generator>
    <meta:document-statistic meta:table-count="1" meta:image-count="25" meta:object-count="0" meta:page-count="1" meta:paragraph-count="30" meta:word-count="21" meta:character-count="140" meta:non-whitespace-character-count="118"/>
    <meta:user-defined meta:name="AppVersion">15.0000</meta:user-defined>
    <meta:template xlink:type="simple" xlink:actuate="onRequest" xlink:title="Normal.dotm" xlink:href=""/>
  </office:meta>
</office:document-meta>
</file>